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3000002C3EF2D6C2B11E01D85.png" manifest:media-type="image/png"/>
  <manifest:file-entry manifest:full-path="Pictures/100013A0000052C9000052C913DD585DC274182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diowide" svg:font-family="Audiowi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 KR" officeooo:rsid="001744a7" officeooo:paragraph-rsid="001744a7"/>
    </style:style>
    <style:style style:name="T1" style:family="text">
      <style:text-properties officeooo:rsid="00178e74"/>
    </style:style>
    <style:style style:name="T2" style:family="text">
      <style:text-properties officeooo:rsid="001a82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028in" svg:y="0in" svg:width="0.9126in" svg:height="0.9126in" draw:z-index="0"><draw:image xlink:href="Pictures/100013A0000052C9000052C913DD585DC274182B.svg" xlink:type="simple" xlink:show="embed" xlink:actuate="onLoad" draw:mime-type="image/svg+xml"/><draw:image xlink:href="Pictures/10000001000002C3000002C3EF2D6C2B11E01D85.png" xlink:type="simple" xlink:show="embed" xlink:actuate="onLoad" draw:mime-type="image/png"/></draw:frame><text:span text:style-name="T1"><text:s/></text:span><text:span text:style-name="T2">Resume </text:span><text:span text:style-name="T1">d</text:span>evelopomp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diowide" svg:font-family="Audiowi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8:58:40.255697353</meta:creation-date>
    <meta:generator>LibreOffice/7.5.4.2$Linux_X86_64 LibreOffice_project/36ccfdc35048b057fd9854c757a8b67ec53977b6</meta:generator>
    <dc:date>2023-07-10T19:18:01.165719895</dc:date>
    <meta:editing-duration>PT19M20S</meta:editing-duration>
    <meta:editing-cycles>6</meta:editing-cycles>
    <meta:document-statistic meta:table-count="0" meta:image-count="1" meta:object-count="0" meta:page-count="1" meta:paragraph-count="1" meta:word-count="2" meta:character-count="18" meta:non-whitespace-character-count="16"/>
  </office:meta>
</office:document-meta>
</file>